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style style:name="P2" style:family="paragraph" style:parent-style-name="Standard">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list-style-name="L8"/>
    <style:style style:name="P4" style:family="paragraph" style:parent-style-name="Heading_20_1"/>
    <style:style style:name="P5" style:family="paragraph" style:parent-style-name="Heading_20_3"/>
    <style:style style:name="P6" style:family="paragraph" style:parent-style-name="Heading_20_3">
      <style:text-properties style:font-name="Times New Roman1" fo:font-size="12pt" fo:font-weight="normal" style:font-size-asian="12pt" style:font-weight-asian="normal" style:font-size-complex="12pt" style:font-weight-complex="normal"/>
    </style:style>
    <style:style style:name="P7" style:family="paragraph" style:parent-style-name="Heading_20_3" style:master-page-name="">
      <style:paragraph-properties style:page-number="auto" fo:keep-with-next="auto"/>
    </style:style>
    <style:style style:name="P8" style:family="paragraph" style:parent-style-name="Heading_20_3" style:master-page-name="">
      <style:paragraph-properties style:page-number="auto" fo:keep-with-next="auto"/>
    </style:style>
    <style:style style:name="T1" style:family="text">
      <style:text-properties style:font-name="Times New Roman1"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ravspecifikation för Meddelandetjänsten</text:p>
      <text:p text:style-name="Standard"/>
      <text:p text:style-name="Standard">Syftet med Meddelandetjänsten (MT) är att TjänsteProducenter (TP) ska kunna producera icke-realtidstjänster utan att behöva ta emot anrop (“vara online”).</text:p>
      <text:p text:style-name="Standard"/>
      <text:p text:style-name="Standard">TP är slutanvändare.</text:p>
      <text:p text:style-name="Standard"/>
      <text:p text:style-name="Standard">Drift bedrivs av Nationella TjänstePlatformens (NTP) <text:s/>förvaltningen.</text:p>
      <text:p text:style-name="Standard"/>
      <text:h text:style-name="Heading_20_1" text:outline-level="1">Stories</text:h>
      <text:h text:style-name="Heading_20_2" text:outline-level="2">User Story 1 (TP)</text:h>
      <text:p text:style-name="P2">“Jag behöver få mina meddelanden skickade till MT.”</text:p>
      <text:p text:style-name="P2"/>
      <text:p text:style-name="P2">På något sätt måste meddelanden avsedda för TP routas till MT's endpoint-url av tjänsteplatformen. Detta löses via adminstrativa förfaranden och behandlas inte vidare här.</text:p>
      <text:h text:style-name="P6" text:outline-level="3">Meddelanden enligt NTP (SOAP messages) som skickas till MT's endpoint-url skall tas emot och lagras.</text:h>
      <text:h text:style-name="Heading_20_3" text:outline-level="3"><text:span text:style-name="T1">Transaktionssäkerhet; om MT inte skickar tillbaka en SOAP-Fault så garanterar MT att meddelandet finns tillgängligt att hämta för mottagaren.</text:span></text:h>
      <text:h text:style-name="Heading_20_2" text:outline-level="2">User Story 2 (TP): </text:h>
      <text:p text:style-name="Standard">“Jag behöver hämta mina meddelanden från MT.”</text:p>
      <text:h text:style-name="Heading_20_3" text:outline-level="3">Meddelanden ska kunna hämtas i lagom stora stycken begränsade av antal eller storlek.</text:h>
      <text:h text:style-name="Heading_20_3" text:outline-level="3">Man skall kunna hämta meddelanden för flera verksamheter/tjänstekontrakt i ett anrop,</text:h>
      <text:h text:style-name="Heading_20_3" text:outline-level="3">Meddelanden får bara tas bort efter att TP bekräftat att de tagit emot dem.</text:h>
      <text:h text:style-name="Heading_20_3" text:outline-level="3">Ett oläst meddelande får inte tas bort.</text:h>
      <text:h text:style-name="Heading_20_3" text:outline-level="3"><text:bookmark-start text:name="__RefNumPara__4_526849713"/><text:bookmark-start text:name="__RefHeading__2_526849713"/>Man skall bara kunna hämta sina egna meddelanden.<text:bookmark-end text:name="__RefNumPara__4_526849713"/><text:bookmark-end text:name="__RefHeading__2_526849713"/></text:h>
      <text:h text:style-name="Heading_20_3" text:outline-level="3">Ett larm skall ges om meddelanden till en TP inte hämtats och tagits bort inom 24h.</text:h>
      <text:h text:style-name="Heading_20_2" text:outline-level="2">User story 3(NTP):</text:h>
      <text:p text:style-name="Standard">“Jag behöver driftsätta, administrera och underhålla MT.”</text:p>
      <text:h text:style-name="P7" text:outline-level="3">Applikationen skall kunna konfigureras så att flödet genom applikationen skall kunna följas</text:h>
      <text:h text:style-name="Heading_20_3" text:outline-level="3">Applikationen skall kunna konfigureras så att felsökning kan stödjas</text:h>
      <text:h text:style-name="Heading_20_3" text:outline-level="3">Applikation skall logga ... vad? TDB!</text:h>
      <text:h text:style-name="Heading_20_1" text:outline-level="1"><text:soft-page-break/>Lösningar</text:h>
      <text:p text:style-name="Text_20_body">Följande krav har utelämnats pga otillräckligt med tid att komma överens om lösningar med NTP.</text:p>
      <text:p text:style-name="Text_20_body"><text:bookmark-ref text:reference-format="number-all-superior" text:ref-name="__RefHeading__2_526849713"> 1.2.5 </text:bookmark-ref><text:bookmark-ref text:reference-format="text" text:ref-name="__RefNumPara__4_526849713">Man skall bara kunna hämta sina egna meddelanden.</text:bookmark-ref></text:p>
      <text:p text:style-name="Text_20_body">Kraven har lett till följande lösningar:</text:p>
      <text:p text:style-name="Text_20_body">Systemet tar emot meddelande på en URL och lagrar det i en databas i väntan på att hämtas.</text:p>
      <text:p text:style-name="Text_20_body">Att hämta meddelande görs i tre steg:</text:p>
      <text:list xml:id="list4369527769811999806" text:style-name="L8">
        <text:list-item>
          <text:p text:style-name="P3">ListMessages hämtar meta-data (nyckel, mottagande verksamhet, tjänstekontrakt, storlek, anländande-tid) för tillgängliga meddelanden. Man kan ange vilka verksamheter och/eller tjänstekontrakt man vill begränsa listningen för – anger man ingen begränsning får man alla verksamheter/tjänstekontrakt.</text:p>
        </text:list-item>
        <text:list-item>
          <text:p text:style-name="P3">GetMessages ges en lista över vilka meddelande-nycklar man valt att hämta givet informationen som gavs av ListMessages. Hämtade meddelanden markeras.</text:p>
        </text:list-item>
        <text:list-item>
          <text:p text:style-name="P3">DeleteMessages anropas med en lista av meddelanden som har hanterats och tas då bort ur databasen.</text:p>
        </text:list-item>
      </text:list>
      <text:p text:style-name="Text_20_body">Detta ger upphov till följande krav:</text:p>
      <text:h text:style-name="Heading_20_2" text:outline-level="2">ReceiveMessage</text:h>
      <text:p text:style-name="Text_20_body">“Ta emot meddelande på vår endpoint-url”</text:p>
      <text:h text:style-name="Heading_20_3" text:outline-level="3">Om ett meddelanden tas emot besvaras anropet med en tom SOAP-body<text:note text:id="ftn0" text:note-class="footnote"><text:note-citation>1</text:note-citation><text:note-body><text:p text:style-name="Footnote">Eftersom bara Uppdrag, Result och Notifieringar kan tas emot, och sådana typer av anrop är definierade som envägs, så är det enda korrekta “svaret” man kan ge antingen tomt eller en SOAP-FAULT. Att definiera sådana svar som tomma snarare än någon form av “OK” svar tar bort möjligheten av att någon tror att svaret läses av någon och därför kan variera...</text:p></text:note-body></text:note>.</text:h>
      <text:h text:style-name="Heading_20_3" text:outline-level="3">Om &lt;något fel uppstår&gt; så genereras SOAP-FAULT med id Xxx</text:h>
      <text:h text:style-name="Heading_20_3" text:outline-level="3">Om ett meddelande besvaras så har det lagrats och finns tillgängligt att hämtas.</text:h>
      <text:h text:style-name="Heading_20_3" text:outline-level="3">Om ett fel uppstår så lagras inte meddelandet.</text:h>
      <text:h text:style-name="Heading_20_3" text:outline-level="3">TBD Skall vi logga att vi tar emot det här? Det borde väl finnas i mule-loggarna? Kanske DEBUG?</text:h>
      <text:h text:style-name="Heading_20_2" text:outline-level="2">ListMessages</text:h>
      <text:p text:style-name="Text_20_body">“Hämta meddelandeinformation”</text:p>
      <text:h text:style-name="P7" text:outline-level="3">Om man inte anger några verksamheter eller tjänstekontrakt får man information om alla meddelanden.</text:h>
      <text:h text:style-name="Heading_20_3" text:outline-level="3">Om man anger några verksamheter men inga tjänstekontrakt får man information om alla meddelanden som skickats till någon av de angivna verksamheterna.</text:h>
      <text:h text:style-name="Heading_20_3" text:outline-level="3">Om man inte anger verksamheter men anger tjänstekontrakt får man information om alla <text:soft-page-break/>meddelanden med någon av de angivninga tjänstekontrakten.</text:h>
      <text:h text:style-name="Heading_20_3" text:outline-level="3">Om man anger både verksamheter och tjänstekontrakt får man alla information om alla meddelanden som skickats till någon av verksamheterna med någon av tjänstekontrakten.</text:h>
      <text:h text:style-name="Heading_20_3" text:outline-level="3">Informationen som skickas skall innehålla nyckel, tjänstekontrakt, mottagande verksamhet och storlek på meddelandet.</text:h>
      <text:h text:style-name="Heading_20_3" text:outline-level="3">Nyckeln skall kunna användas för att identifiera meddelandet i GetMessage och DeleteMessage.</text:h>
      <text:h text:style-name="Heading_20_3" text:outline-level="3">TBD: skall vi logga listare, med vilka argument och vilka nycklar de får ut?</text:h>
      <text:p text:style-name="Text_20_body">Vilka fel kan genereras under normal använding av ListMessage? TDB...</text:p>
      <text:h text:style-name="Heading_20_2" text:outline-level="2">GetMessages</text:h>
      <text:p text:style-name="Text_20_body">“Hämta meddelanden”</text:p>
      <text:h text:style-name="Heading_20_3" text:outline-level="3">En lista av nycklar från ListMessages skall anges. I svaret skall ingå (nyckel, mottagare, tjänstekontrakt, meddelande) för varje angiven nyckel.</text:h>
      <text:h text:style-name="Heading_20_3" text:outline-level="3">(TDB: should we do this? ) Om inte alla meddelanden kan hittas så skall felet ResultErrorCodeTypes.INCOMPLETE anges, med vilka nycklas som inte hittades angivna.</text:h>
      <text:h text:style-name="Heading_20_3" text:outline-level="3">Varje meddelande som hämtas skall markeras som hämtat i databasen för att tillåta borttagning.</text:h>
      <text:h text:style-name="Heading_20_3" text:outline-level="3">TDB: skall vi logga hämtare och vilka meddelanden som hämtas</text:h>
      <text:p text:style-name="Text_20_body"/>
      <text:h text:style-name="Heading_20_2" text:outline-level="2">DeleteMessages:</text:h>
      <text:p text:style-name="Text_20_body">“Ta bort meddelanden efter att de hanterats”</text:p>
      <text:h text:style-name="Heading_20_3" text:outline-level="3">En lista av nycklar från ListMessages anges. Varje meddelande som anges skall tas bort. I svaret ingår en lista av nycklar som togs bort (?)</text:h>
      <text:h text:style-name="Heading_20_3" text:outline-level="3">Om ett meddelande som skall tas bort inte finns, skall fel Xxx ges</text:h>
      <text:h text:style-name="Heading_20_3" text:outline-level="3">Om ett meddelande som skall tas bort inte är markerat som borttaget skall fel Yyy ges.</text:h>
      <text:h text:style-name="Heading_20_3" text:outline-level="3">Om något meddelande inte kan tas bort, skall inget meddelande tas bort.</text:h>
      <text:h text:style-name="Heading_20_3" text:outline-level="3">TDB: skall vi logga hämtare och vilka meddelanden som tas bor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keep-with-next="auto"/>
      <style:text-properties style:font-name="Times New Roman2"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s Olsson</meta:initial-creator>
    <meta:creation-date>2013-10-10T13:00:11</meta:creation-date>
    <meta:document-statistic meta:table-count="0" meta:image-count="0" meta:object-count="0" meta:page-count="3" meta:paragraph-count="64" meta:word-count="821" meta:character-count="5380"/>
    <dc:date>2013-10-10T15:57:08</dc:date>
    <dc:creator>Mats Olsson</dc:creator>
    <meta:editing-duration>PT10M14S</meta:editing-duration>
    <meta:editing-cycles>1</meta:editing-cycles>
    <meta:generator>OpenOffice/4.0.1$Unix OpenOffice.org_project/401m5$Build-9714</meta:generator>
  </office:meta>
</office:document-meta>
</file>